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MAYTA LUQUE FERMIN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PEDREGAL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150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SAN FERNANDO</text:span></text:p>
            <text:p text:style-name="P7">Lin.Genet(Ped.1):<text:span text:style-name="T4">POLLOS COBB</text:span></text:p>
            <text:p text:style-name="P7">Cant.Cajas(Ped 1):<text:span text:style-name="T4">150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1-01T16:30:23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